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97cm"/>
      <style:paragraph-properties style:writing-mode="lr-tb"/>
    </style:style>
    <style:style style:name="gr3" style:family="graphic" style:parent-style-name="standard">
      <style:graphic-properties draw:fill-color="#90caf9" draw:textarea-horizontal-align="justify" draw:textarea-vertical-align="middle" draw:auto-grow-height="false" fo:min-height="0.597cm" fo:min-width="0.347cm"/>
    </style:style>
    <style:style style:name="gr4" style:family="graphic" style:parent-style-name="standard">
      <style:graphic-properties svg:stroke-color="#e65100" draw:fill-color="#fb8c00" draw:textarea-horizontal-align="justify" draw:textarea-vertical-align="middle" draw:auto-grow-height="false" fo:min-height="0.597cm" fo:min-width="0.347cm"/>
    </style:style>
    <style:style style:name="gr5" style:family="graphic" style:parent-style-name="standard">
      <style:graphic-properties svg:stroke-color="#1b5e20" draw:fill-color="#a5d6a7" draw:textarea-horizontal-align="justify" draw:textarea-vertical-align="middle" draw:auto-grow-height="false" fo:min-height="0.597cm" fo:min-width="0.347cm"/>
    </style:style>
    <style:style style:name="gr6" style:family="graphic" style:parent-style-name="standard">
      <style:graphic-properties svg:stroke-color="#8d6e63" draw:fill-color="#fff59d" draw:textarea-horizontal-align="justify" draw:textarea-vertical-align="middle" draw:auto-grow-height="false" fo:min-height="0.597cm" fo:min-width="0.347cm"/>
    </style:style>
    <style:style style:name="gr7" style:family="graphic" style:parent-style-name="standard">
      <style:graphic-properties draw:fill-color="#90caf9" draw:textarea-horizontal-align="justify" draw:textarea-vertical-align="middle" draw:auto-grow-height="false" fo:min-height="0.596cm" fo:min-width="5.638cm"/>
      <style:paragraph-properties style:writing-mode="lr-tb"/>
    </style:style>
    <style:style style:name="gr8" style:family="graphic" style:parent-style-name="standard">
      <style:graphic-properties draw:fill-color="#fafafa" draw:textarea-horizontal-align="justify" draw:textarea-vertical-align="top" draw:auto-grow-height="false" fo:min-height="0.386cm" fo:min-width="5.638cm"/>
      <style:paragraph-properties style:writing-mode="lr-tb"/>
    </style:style>
    <style:style style:name="gr9" style:family="graphic" style:parent-style-name="standard">
      <style:graphic-properties draw:fill-color="#fafafa" draw:textarea-horizontal-align="justify" draw:textarea-vertical-align="top" draw:auto-grow-height="false" fo:min-height="3.137cm" fo:min-width="5.638cm"/>
      <style:paragraph-properties style:writing-mode="lr-tb"/>
    </style:style>
    <style:style style:name="gr10" style:family="graphic" style:parent-style-name="standard">
      <style:graphic-properties svg:stroke-color="#e65100" draw:fill-color="#fb8c00" draw:textarea-horizontal-align="justify" draw:textarea-vertical-align="middle" draw:auto-grow-height="false" fo:min-height="0.596cm" fo:min-width="5.638cm"/>
      <style:paragraph-properties style:writing-mode="lr-tb"/>
    </style:style>
    <style:style style:name="gr11" style:family="graphic" style:parent-style-name="standard">
      <style:graphic-properties svg:stroke-color="#e65100" draw:fill-color="#fafafa" draw:textarea-horizontal-align="justify" draw:textarea-vertical-align="top" draw:auto-grow-height="false" fo:min-height="1.232cm" fo:min-width="5.638cm"/>
      <style:paragraph-properties style:writing-mode="lr-tb"/>
    </style:style>
    <style:style style:name="gr12" style:family="graphic" style:parent-style-name="standard">
      <style:graphic-properties svg:stroke-color="#e65100" draw:fill-color="#fafafa" draw:textarea-horizontal-align="justify" draw:textarea-vertical-align="top" draw:auto-grow-height="false" fo:min-height="1.655cm" fo:min-width="5.638cm"/>
      <style:paragraph-properties style:writing-mode="lr-tb"/>
    </style:style>
    <style:style style:name="gr13" style:family="graphic" style:parent-style-name="standard">
      <style:graphic-properties svg:stroke-color="#e65100" draw:fill-color="#fb8c00" draw:textarea-horizontal-align="justify" draw:textarea-vertical-align="middle" draw:auto-grow-height="false" fo:min-height="0.596cm" fo:min-width="6.273cm"/>
      <style:paragraph-properties style:writing-mode="lr-tb"/>
    </style:style>
    <style:style style:name="gr14" style:family="graphic" style:parent-style-name="standard">
      <style:graphic-properties svg:stroke-color="#e65100" draw:fill-color="#fafafa" draw:textarea-horizontal-align="justify" draw:textarea-vertical-align="top" draw:auto-grow-height="false" fo:min-height="0.809cm" fo:min-width="6.273cm"/>
      <style:paragraph-properties style:writing-mode="lr-tb"/>
    </style:style>
    <style:style style:name="gr15" style:family="graphic" style:parent-style-name="standard">
      <style:graphic-properties svg:stroke-color="#e65100" draw:fill-color="#fafafa" draw:textarea-horizontal-align="justify" draw:textarea-vertical-align="top" draw:auto-grow-height="false" fo:min-height="1.655cm" fo:min-width="6.273cm"/>
      <style:paragraph-properties style:writing-mode="lr-tb"/>
    </style:style>
    <style:style style:name="gr16" style:family="graphic" style:parent-style-name="standard">
      <style:graphic-properties draw:fill-color="#fafafa" draw:textarea-horizontal-align="justify" draw:textarea-vertical-align="top" draw:auto-grow-height="false" fo:min-height="0.808cm" fo:min-width="5.638cm"/>
      <style:paragraph-properties style:writing-mode="lr-tb"/>
    </style:style>
    <style:style style:name="gr17" style:family="graphic" style:parent-style-name="objectwithoutfill">
      <style:graphic-properties draw:marker-end="Triangle_20_unfilled" draw:marker-end-width="0.3cm" draw:fill="none" draw:textarea-vertical-align="middle"/>
    </style:style>
    <style:style style:name="gr18" style:family="graphic" style:parent-style-name="standard">
      <style:graphic-properties svg:stroke-color="#8d6e63" draw:fill-color="#fff59d" draw:textarea-horizontal-align="justify" draw:textarea-vertical-align="middle" draw:auto-grow-height="false" fo:min-height="0.596cm" fo:min-width="6.062cm"/>
      <style:paragraph-properties style:writing-mode="lr-tb"/>
    </style:style>
    <style:style style:name="gr19" style:family="graphic" style:parent-style-name="standard">
      <style:graphic-properties svg:stroke-color="#8d6e63" draw:fill-color="#fafafa" draw:textarea-horizontal-align="justify" draw:textarea-vertical-align="top" draw:auto-grow-height="false" fo:min-height="2.079cm" fo:min-width="6.062cm"/>
      <style:paragraph-properties style:writing-mode="lr-tb"/>
    </style:style>
    <style:style style:name="gr20" style:family="graphic" style:parent-style-name="standard">
      <style:graphic-properties svg:stroke-color="#8d6e63" draw:fill-color="#fafafa" draw:textarea-horizontal-align="justify" draw:textarea-vertical-align="top" draw:auto-grow-height="false" fo:min-height="0.809cm" fo:min-width="6.062cm"/>
      <style:paragraph-properties style:writing-mode="lr-tb"/>
    </style:style>
    <style:style style:name="gr21" style:family="graphic" style:parent-style-name="standard">
      <style:graphic-properties svg:stroke-color="#8d6e63" draw:fill-color="#fafafa" draw:textarea-horizontal-align="justify" draw:textarea-vertical-align="top" draw:auto-grow-height="false" fo:min-height="0.385cm" fo:min-width="6.062cm"/>
      <style:paragraph-properties style:writing-mode="lr-tb"/>
    </style:style>
    <style:style style:name="gr22" style:family="graphic" style:parent-style-name="standard">
      <style:graphic-properties svg:stroke-color="#7b1fa2" draw:fill-color="#d1c4e9" draw:textarea-horizontal-align="justify" draw:textarea-vertical-align="middle" draw:auto-grow-height="false" fo:min-height="0.596cm" fo:min-width="5.638cm"/>
      <style:paragraph-properties style:writing-mode="lr-tb"/>
    </style:style>
    <style:style style:name="gr23" style:family="graphic" style:parent-style-name="standard">
      <style:graphic-properties svg:stroke-color="#7b1fa2" draw:fill-color="#fafafa" draw:textarea-horizontal-align="justify" draw:textarea-vertical-align="top" draw:auto-grow-height="false" fo:min-height="0.809cm" fo:min-width="5.638cm"/>
      <style:paragraph-properties style:writing-mode="lr-tb"/>
    </style:style>
    <style:style style:name="gr24" style:family="graphic" style:parent-style-name="standard">
      <style:graphic-properties svg:stroke-color="#7b1fa2" draw:fill-color="#fafafa" draw:textarea-horizontal-align="justify" draw:textarea-vertical-align="top" draw:auto-grow-height="false" fo:min-height="0.808cm" fo:min-width="5.638cm"/>
      <style:paragraph-properties style:writing-mode="lr-tb"/>
    </style:style>
    <style:style style:name="gr25" style:family="graphic" style:parent-style-name="standard">
      <style:graphic-properties svg:stroke-color="#7b1fa2" draw:fill-color="#d1c4e9" draw:textarea-horizontal-align="justify" draw:textarea-vertical-align="middle" draw:auto-grow-height="false" fo:min-height="0.597cm" fo:min-width="0.347cm"/>
    </style:style>
    <style:style style:name="gr26" style:family="graphic" style:parent-style-name="standard">
      <style:graphic-properties svg:stroke-color="#1b5e20" draw:fill-color="#a5d6a7" draw:textarea-horizontal-align="justify" draw:textarea-vertical-align="middle" draw:auto-grow-height="false" fo:min-height="0.596cm" fo:min-width="4.792cm"/>
      <style:paragraph-properties style:writing-mode="lr-tb"/>
    </style:style>
    <style:style style:name="gr27" style:family="graphic" style:parent-style-name="standard">
      <style:graphic-properties svg:stroke-color="#1b5e20" draw:fill-color="#fafafa" draw:textarea-horizontal-align="justify" draw:textarea-vertical-align="top" draw:auto-grow-height="false" fo:min-height="0.174cm" fo:min-width="4.791cm"/>
      <style:paragraph-properties style:writing-mode="lr-tb"/>
    </style:style>
    <style:style style:name="gr28" style:family="graphic" style:parent-style-name="standard">
      <style:graphic-properties svg:stroke-color="#1b5e20" draw:fill-color="#fafafa" draw:textarea-horizontal-align="justify" draw:textarea-vertical-align="top" draw:auto-grow-height="false" fo:min-height="0.808cm" fo:min-width="4.791cm"/>
      <style:paragraph-properties style:writing-mode="lr-tb"/>
    </style:style>
    <style:style style:name="gr29" style:family="graphic" style:parent-style-name="standard">
      <style:graphic-properties draw:fill-color="#90caf9" draw:textarea-horizontal-align="justify" draw:textarea-vertical-align="middle" draw:auto-grow-height="false" fo:min-height="0.596cm" fo:min-width="4.791cm"/>
      <style:paragraph-properties style:writing-mode="lr-tb"/>
    </style:style>
    <style:style style:name="gr30" style:family="graphic" style:parent-style-name="standard">
      <style:graphic-properties draw:fill-color="#fafafa" draw:textarea-horizontal-align="justify" draw:textarea-vertical-align="top" draw:auto-grow-height="false" fo:min-height="0.386cm" fo:min-width="4.791cm"/>
      <style:paragraph-properties style:writing-mode="lr-tb"/>
    </style:style>
    <style:style style:name="gr31" style:family="graphic" style:parent-style-name="standard">
      <style:graphic-properties draw:fill-color="#fafafa" draw:textarea-horizontal-align="justify" draw:textarea-vertical-align="top" draw:auto-grow-height="false" fo:min-height="0.808cm" fo:min-width="4.791cm"/>
      <style:paragraph-properties style:writing-mode="lr-tb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text-properties fo:font-size="12pt" fo:font-style="normal" style:font-style-asian="normal" style:font-style-complex="normal"/>
    </style:style>
    <style:style style:name="P4" style:family="paragraph">
      <loext:graphic-properties draw:fill="none" draw:fill-color="#ffffff"/>
      <style:text-properties fo:font-size="12pt" fo:font-style="normal" style:font-style-asian="normal" style:font-style-complex="normal"/>
    </style:style>
    <style:style style:name="P5" style:family="paragraph">
      <loext:graphic-properties draw:fill-color="#90caf9"/>
      <style:paragraph-properties fo:text-align="center"/>
    </style:style>
    <style:style style:name="P6" style:family="paragraph">
      <style:text-properties fo:font-size="12pt" fo:font-style="italic"/>
    </style:style>
    <style:style style:name="P7" style:family="paragraph">
      <loext:graphic-properties draw:fill="none" draw:fill-color="#ffffff"/>
      <style:text-properties fo:font-size="12pt" fo:font-style="italic"/>
    </style:style>
    <style:style style:name="P8" style:family="paragraph">
      <loext:graphic-properties draw:fill-color="#fb8c00"/>
      <style:paragraph-properties fo:text-align="center"/>
    </style:style>
    <style:style style:name="P9" style:family="paragraph">
      <loext:graphic-properties draw:fill-color="#a5d6a7"/>
      <style:paragraph-properties fo:text-align="center"/>
    </style:style>
    <style:style style:name="P10" style:family="paragraph">
      <loext:graphic-properties draw:fill-color="#fff59d"/>
      <style:paragraph-properties fo:text-align="center"/>
    </style:style>
    <style:style style:name="P11" style:family="paragraph">
      <style:paragraph-properties fo:text-align="center"/>
      <style:text-properties fo:font-size="14pt" fo:font-style="normal" style:font-style-asian="normal" style:font-style-complex="normal"/>
    </style:style>
    <style:style style:name="P12" style:family="paragraph">
      <loext:graphic-properties draw:fill-color="#90caf9"/>
      <style:paragraph-properties fo:text-align="center"/>
      <style:text-properties fo:font-size="14pt" fo:font-style="normal" style:font-style-asian="normal" style:font-style-complex="normal"/>
    </style:style>
    <style:style style:name="P13" style:family="paragraph">
      <style:paragraph-properties fo:text-align="start"/>
      <style:text-properties fo:font-size="10pt"/>
    </style:style>
    <style:style style:name="P14" style:family="paragraph">
      <loext:graphic-properties draw:fill-color="#fafafa"/>
      <style:paragraph-properties fo:text-align="start"/>
      <style:text-properties fo:font-size="10pt"/>
    </style:style>
    <style:style style:name="P15" style:family="paragraph">
      <style:paragraph-properties fo:text-align="center"/>
      <style:text-properties fo:font-size="14pt" fo:font-style="italic" style:font-style-asian="italic" style:font-style-complex="italic"/>
    </style:style>
    <style:style style:name="P16" style:family="paragraph">
      <loext:graphic-properties draw:fill-color="#fb8c00"/>
      <style:paragraph-properties fo:text-align="center"/>
      <style:text-properties fo:font-size="14pt" fo:font-style="italic" style:font-style-asian="italic" style:font-style-complex="italic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fff59d"/>
      <style:paragraph-properties fo:text-align="center"/>
      <style:text-properties fo:font-size="14pt" fo:font-style="normal" style:font-style-asian="normal" style:font-style-complex="normal"/>
    </style:style>
    <style:style style:name="P19" style:family="paragraph">
      <loext:graphic-properties draw:fill-color="#d1c4e9"/>
      <style:paragraph-properties fo:text-align="center"/>
      <style:text-properties fo:font-size="14pt" fo:font-style="normal" style:font-style-asian="normal" style:font-style-complex="normal"/>
    </style:style>
    <style:style style:name="P20" style:family="paragraph">
      <loext:graphic-properties draw:fill-color="#d1c4e9"/>
      <style:paragraph-properties fo:text-align="center"/>
    </style:style>
    <style:style style:name="P21" style:family="paragraph">
      <loext:graphic-properties draw:fill-color="#a5d6a7"/>
      <style:paragraph-properties fo:text-align="center"/>
      <style:text-properties fo:font-size="14pt"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89cm" svg:height="1.905cm" svg:x="11.371cm" svg:y="1.423cm">
          <draw:text-box>
            <text:p text:style-name="P1"><text:span text:style-name="T1">Stonks </text:span><text:span text:style-name="T1">Application:</text:span><text:span text:style-name="T1"><text:line-break/></text:span><text:span text:style-name="T1">UML</text:span></text:p>
          </draw:text-box>
        </draw:frame>
        <draw:frame draw:style-name="gr2" draw:text-style-name="P4" draw:layer="layout" svg:width="4.233cm" svg:height="0.847cm" svg:x="2.269cm" svg:y="1.422cm">
          <draw:text-box>
            <text:p text:style-name="P3"><text:span text:style-name="T2">Concrete Class</text:span></text:p>
          </draw:text-box>
        </draw:frame>
        <draw:custom-shape draw:style-name="gr3" draw:text-style-name="P5" draw:layer="layout" svg:width="0.847cm" svg:height="0.847cm" svg:x="1.21cm" svg:y="1.422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4.233cm" svg:height="0.847cm" svg:x="2.269cm" svg:y="2.48cm">
          <draw:text-box>
            <text:p text:style-name="P6">Abstract Class</text:p>
          </draw:text-box>
        </draw:frame>
        <draw:custom-shape draw:style-name="gr4" draw:text-style-name="P8" draw:layer="layout" svg:width="0.847cm" svg:height="0.847cm" svg:x="1.21cm" svg:y="2.48cm">
          <text:p/>
          <draw:enhanced-geometry svg:viewBox="0 0 21600 21600" draw:type="rectangle" draw:enhanced-path="M 0 0 L 21600 0 21600 21600 0 21600 0 0 Z N"/>
        </draw:custom-shape>
        <draw:frame draw:style-name="gr2" draw:text-style-name="P7" draw:layer="layout" svg:width="4.233cm" svg:height="0.847cm" svg:x="2.269cm" svg:y="3.539cm">
          <draw:text-box>
            <text:p text:style-name="P6">Interface</text:p>
          </draw:text-box>
        </draw:frame>
        <draw:custom-shape draw:style-name="gr5" draw:text-style-name="P9" draw:layer="layout" svg:width="0.847cm" svg:height="0.847cm" svg:x="1.21cm" svg:y="3.539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233cm" svg:height="0.847cm" svg:x="2.269cm" svg:y="4.597cm">
          <draw:text-box>
            <text:p text:style-name="P3"><text:span text:style-name="T2">Enum</text:span></text:p>
          </draw:text-box>
        </draw:frame>
        <draw:custom-shape draw:style-name="gr6" draw:text-style-name="P10" draw:layer="layout" svg:width="0.847cm" svg:height="0.847cm" svg:x="1.211cm" svg:y="4.598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12" draw:layer="layout" svg:width="6.138cm" svg:height="0.846cm" svg:x="11.371cm" svg:y="3.751cm">
            <text:p text:style-name="P11"><text:span text:style-name="T2">Portfolio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6.138cm" svg:height="0.636cm" svg:x="11.371cm" svg:y="4.597cm">
            <text:p text:style-name="P13">- investments : List&lt;Investment&gt;</text:p>
            <draw:enhanced-geometry svg:viewBox="0 0 21600 21600" draw:type="rectangle" draw:enhanced-path="M 0 0 L 21600 0 21600 21600 0 21600 0 0 Z N"/>
          </draw:custom-shape>
          <draw:custom-shape draw:style-name="gr9" draw:text-style-name="P14" draw:layer="layout" svg:width="6.138cm" svg:height="3.387cm" svg:x="11.371cm" svg:y="5.233cm">
            <text:p text:style-name="P13">+ size : int</text:p>
            <text:p text:style-name="P13">+ getHeldAssets : List&lt;Asset&gt;</text:p>
            <text:p text:style-name="P13">+ iterator : Iterator&lt;Investment&gt;</text:p>
            <text:p text:style-name="P13">+ stream : stream&lt;Investment&gt;</text:p>
            <text:p text:style-name="P13">+ getTotalPurchasePrice : double</text:p>
            <text:p text:style-name="P13">+ getTotalValueAtPrice : double</text:p>
            <text:p text:style-name="P13">+ getTotalPortfolioCost : double</text:p>
            <text:p text:style-name="P13">+ getTotalPortfolioValue : double</text:p>
            <draw:enhanced-geometry svg:viewBox="0 0 21600 21600" draw:type="rectangle" draw:enhanced-path="M 0 0 L 21600 0 21600 21600 0 21600 0 0 Z N"/>
          </draw:custom-shape>
        </draw:g>
        <draw:g xml:id="id5" draw:id="id5">
          <draw:custom-shape draw:style-name="gr10" draw:text-style-name="P16" draw:layer="layout" svg:width="6.138cm" svg:height="0.846cm" svg:x="1.635cm" svg:y="14.546cm">
            <text:p text:style-name="P15"><text:span text:style-name="T3">Asset</text:span></text:p>
            <draw:enhanced-geometry svg:viewBox="0 0 21600 21600" draw:type="rectangle" draw:enhanced-path="M 0 0 L 21600 0 21600 21600 0 21600 0 0 Z N"/>
          </draw:custom-shape>
          <draw:custom-shape draw:style-name="gr11" draw:text-style-name="P14" draw:layer="layout" svg:width="6.138cm" svg:height="1.482cm" svg:x="1.635cm" svg:y="15.392cm">
            <text:p text:style-name="P13">- symbol : String</text:p>
            <text:p text:style-name="P13">- category : AssetType</text:p>
            <text:p text:style-name="P13">- dividend : Optional&lt;Dividend&gt;</text:p>
            <draw:enhanced-geometry svg:viewBox="0 0 21600 21600" draw:type="rectangle" draw:enhanced-path="M 0 0 L 21600 0 21600 21600 0 21600 0 0 Z N"/>
          </draw:custom-shape>
          <draw:custom-shape draw:style-name="gr12" draw:text-style-name="P14" draw:layer="layout" svg:width="6.138cm" svg:height="1.905cm" svg:x="1.635cm" svg:y="16.874cm">
            <text:p text:style-name="P13">+ getSymbol : String</text:p>
            <text:p text:style-name="P13">+ getCategory : AssetType</text:p>
            <text:p text:style-name="P13">+ hasDividend : boolean</text:p>
            <text:p text:style-name="P13">+ getDividend : Optional&lt;Dividend&gt;</text:p>
            <draw:enhanced-geometry svg:viewBox="0 0 21600 21600" draw:type="rectangle" draw:enhanced-path="M 0 0 L 21600 0 21600 21600 0 21600 0 0 Z N"/>
          </draw:custom-shape>
        </draw:g>
        <draw:g xml:id="id2" draw:id="id2">
          <draw:custom-shape draw:style-name="gr13" draw:text-style-name="P16" draw:layer="layout" svg:width="6.773cm" svg:height="0.846cm" svg:x="1.635cm" svg:y="6.856cm">
            <text:p text:style-name="P15"><text:span text:style-name="T3">Investment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14" draw:layer="layout" svg:width="6.773cm" svg:height="1.059cm" svg:x="1.635cm" svg:y="7.701cm">
            <text:p text:style-name="P13">- asset : Asset</text:p>
            <text:p text:style-name="P13">- purchasePricePerShare : double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6.773cm" svg:height="1.905cm" svg:x="1.635cm" svg:y="8.76cm">
            <text:p text:style-name="P13">+ getAsset : Asset</text:p>
            <text:p text:style-name="P13">+ getPurchasePricePerShare : double</text:p>
            <text:p text:style-name="P13">+ getTotalPurchasePrice : double</text:p>
            <text:p text:style-name="P13">+ getTotalValueAtPrice : double</text:p>
            <draw:enhanced-geometry svg:viewBox="0 0 21600 21600" draw:type="rectangle" draw:enhanced-path="M 0 0 L 21600 0 21600 21600 0 21600 0 0 Z N"/>
          </draw:custom-shape>
        </draw:g>
        <draw:g xml:id="id1" draw:id="id1">
          <draw:custom-shape draw:style-name="gr7" draw:text-style-name="P12" draw:layer="layout" svg:width="6.138cm" svg:height="0.846cm" svg:x="1.635cm" svg:y="11.583cm">
            <text:p text:style-name="P11"><text:span text:style-name="T2">N</text:span><text:span text:style-name="T2">o</text:span><text:span text:style-name="T2">n</text:span><text:span text:style-name="T2">F</text:span><text:span text:style-name="T2">r</text:span><text:span text:style-name="T2">a</text:span><text:span text:style-name="T2">c</text:span><text:span text:style-name="T2">ti</text:span><text:span text:style-name="T2">o</text:span><text:span text:style-name="T2">n</text:span><text:span text:style-name="T2">a</text:span><text:span text:style-name="T2">lI</text:span><text:span text:style-name="T2">n</text:span><text:span text:style-name="T2">v</text:span><text:span text:style-name="T2">e</text:span><text:span text:style-name="T2">s</text:span><text:span text:style-name="T2">t</text:span><text:span text:style-name="T2">m</text:span><text:span text:style-name="T2">e</text:span><text:span text:style-name="T2">n</text:span><text:span text:style-name="T2">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6.138cm" svg:height="0.636cm" svg:x="1.635cm" svg:y="12.429cm">
            <text:p text:style-name="P13">- sharesHeld : int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6.138cm" svg:height="1.058cm" svg:x="1.635cm" svg:y="13.065cm">
            <text:p text:style-name="P13">+ getSharesHeld : int</text:p>
            <text:p text:style-name="P13">+ setSharesHeld</text:p>
            <draw:enhanced-geometry svg:viewBox="0 0 21600 21600" draw:type="rectangle" draw:enhanced-path="M 0 0 L 21600 0 21600 21600 0 21600 0 0 Z N"/>
          </draw:custom-shape>
        </draw:g>
        <draw:g xml:id="id3" draw:id="id3">
          <draw:custom-shape draw:style-name="gr7" draw:text-style-name="P12" draw:layer="layout" svg:width="6.138cm" svg:height="0.846cm" svg:x="8.197cm" svg:y="11.583cm">
            <text:p text:style-name="P11"><text:span text:style-name="T2">FractionalInvestmen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6.138cm" svg:height="0.636cm" svg:x="8.197cm" svg:y="12.429cm">
            <text:p text:style-name="P13">- sharesHeld : double</text:p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6.138cm" svg:height="1.058cm" svg:x="8.197cm" svg:y="13.065cm">
            <text:p text:style-name="P13">+ getSharesHeld : double</text:p>
            <text:p text:style-name="P13">+ setSharesHeld</text:p>
            <draw:enhanced-geometry svg:viewBox="0 0 21600 21600" draw:type="rectangle" draw:enhanced-path="M 0 0 L 21600 0 21600 21600 0 21600 0 0 Z N"/>
          </draw:custom-shape>
        </draw:g>
        <draw:connector draw:style-name="gr17" draw:text-style-name="P17" draw:layer="layout" draw:type="line" svg:x1="4.704cm" svg:y1="11.583cm" svg:x2="5.021cm" svg:y2="10.665cm" draw:start-shape="id1" draw:start-glue-point="0" draw:end-shape="id2" draw:end-glue-point="2" svg:d="M4704 11583l317-918" svg:viewBox="0 0 318 919">
          <text:p/>
        </draw:connector>
        <draw:connector draw:style-name="gr17" draw:text-style-name="P17" draw:layer="layout" draw:type="line" svg:x1="11.266cm" svg:y1="11.583cm" svg:x2="5.021cm" svg:y2="10.665cm" draw:start-shape="id3" draw:start-glue-point="0" draw:end-shape="id2" draw:end-glue-point="2" svg:d="M11266 11583l-6245-918" svg:viewBox="0 0 6246 919">
          <text:p/>
        </draw:connector>
        <draw:g xml:id="id4" draw:id="id4">
          <draw:custom-shape draw:style-name="gr7" draw:text-style-name="P12" draw:layer="layout" svg:width="6.138cm" svg:height="0.846cm" svg:x="1.635cm" svg:y="20.261cm">
            <text:p text:style-name="P11"><text:span text:style-name="T2">NonFractionalAsse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6.138cm" svg:height="0.636cm" svg:x="1.635cm" svg:y="21.107cm">
            <text:p text:style-name="P13"/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6.138cm" svg:height="1.058cm" svg:x="1.635cm" svg:y="21.743cm">
            <text:p text:style-name="P13"/>
            <draw:enhanced-geometry svg:viewBox="0 0 21600 21600" draw:type="rectangle" draw:enhanced-path="M 0 0 L 21600 0 21600 21600 0 21600 0 0 Z N"/>
          </draw:custom-shape>
        </draw:g>
        <draw:g xml:id="id6" draw:id="id6">
          <draw:custom-shape draw:style-name="gr7" draw:text-style-name="P12" draw:layer="layout" svg:width="6.138cm" svg:height="0.846cm" svg:x="8.196cm" svg:y="20.261cm">
            <text:p text:style-name="P11"><text:span text:style-name="T2">FractionalAsset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14" draw:layer="layout" svg:width="6.138cm" svg:height="0.636cm" svg:x="8.196cm" svg:y="21.107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4" draw:layer="layout" svg:width="6.138cm" svg:height="1.058cm" svg:x="8.196cm" svg:y="21.743cm">
            <text:p/>
            <draw:enhanced-geometry svg:viewBox="0 0 21600 21600" draw:type="rectangle" draw:enhanced-path="M 0 0 L 21600 0 21600 21600 0 21600 0 0 Z N"/>
          </draw:custom-shape>
        </draw:g>
        <draw:connector draw:style-name="gr17" draw:text-style-name="P17" draw:layer="layout" draw:type="line" svg:x1="4.704cm" svg:y1="20.261cm" svg:x2="4.704cm" svg:y2="18.779cm" draw:start-shape="id4" draw:start-glue-point="0" draw:end-shape="id5" draw:end-glue-point="2" svg:d="M4704 20261v-1482" svg:viewBox="0 0 1 1483">
          <text:p/>
        </draw:connector>
        <draw:connector draw:style-name="gr17" draw:text-style-name="P17" draw:layer="layout" draw:type="line" svg:x1="11.265cm" svg:y1="20.261cm" svg:x2="4.704cm" svg:y2="18.779cm" draw:start-shape="id6" draw:start-glue-point="0" draw:end-shape="id5" draw:end-glue-point="2" svg:d="M11265 20261l-6561-1482" svg:viewBox="0 0 6562 1483">
          <text:p/>
        </draw:connector>
        <draw:frame draw:style-name="gr2" draw:text-style-name="P7" draw:layer="layout" svg:width="4.233cm" svg:height="0.847cm" svg:x="10.525cm" svg:y="19.203cm">
          <draw:text-box>
            <text:p text:style-name="P6">Tagging Classes</text:p>
          </draw:text-box>
        </draw:frame>
        <draw:g>
          <draw:custom-shape draw:style-name="gr18" draw:text-style-name="P18" draw:layer="layout" svg:width="6.562cm" svg:height="0.846cm" svg:x="8.196cm" svg:y="14.546cm">
            <text:p text:style-name="P11"><text:span text:style-name="T2">AssetType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14" draw:layer="layout" svg:width="6.562cm" svg:height="2.329cm" svg:x="8.196cm" svg:y="15.392cm">
            <text:p text:style-name="P13">+ STOCK : AssetType</text:p>
            <text:p text:style-name="P13">+ MUTUAL_FUND : AssetType</text:p>
            <text:p text:style-name="P13">+ STOCK_SLICE : AssetType</text:p>
            <text:p text:style-name="P13">- name : String</text:p>
            <text:p text:style-name="P13">- allowsFractionalOwnership : boolean</text:p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6.562cm" svg:height="1.059cm" svg:x="8.196cm" svg:y="17.72cm">
            <text:p text:style-name="P13">+ getName : String</text:p>
            <text:p text:style-name="P13">+ allowsFractionalOwnership : boolean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8" draw:text-style-name="P18" draw:layer="layout" svg:width="6.562cm" svg:height="0.846cm" svg:x="13.7cm" svg:y="24.071cm">
            <text:p text:style-name="P11"><text:span text:style-name="T2">DividendType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14" draw:layer="layout" svg:width="6.562cm" svg:height="1.059cm" svg:x="13.7cm" svg:y="24.917cm">
            <text:p text:style-name="P13">+ STOCK : DividendType</text:p>
            <text:p text:style-name="P13">+ CASH : DividendType</text:p>
            <draw:enhanced-geometry svg:viewBox="0 0 21600 21600" draw:type="rectangle" draw:enhanced-path="M 0 0 L 21600 0 21600 21600 0 21600 0 0 Z N"/>
          </draw:custom-shape>
          <draw:custom-shape draw:style-name="gr21" draw:text-style-name="P14" draw:layer="layout" svg:width="6.562cm" svg:height="0.635cm" svg:x="13.7cm" svg:y="25.976cm">
            <text:p text:style-name="P13"/>
            <draw:enhanced-geometry svg:viewBox="0 0 21600 21600" draw:type="rectangle" draw:enhanced-path="M 0 0 L 21600 0 21600 21600 0 21600 0 0 Z N"/>
          </draw:custom-shape>
        </draw:g>
        <draw:g>
          <draw:custom-shape draw:style-name="gr22" draw:text-style-name="P19" draw:layer="layout" svg:width="6.138cm" svg:height="0.846cm" svg:x="7.349cm" svg:y="23.648cm">
            <text:p text:style-name="P11"><text:span text:style-name="T2">Dividend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14" draw:layer="layout" svg:width="6.138cm" svg:height="1.059cm" svg:x="7.349cm" svg:y="24.494cm">
            <text:p text:style-name="P13">- percentage : double</text:p>
            <text:p text:style-name="P13">- type : DividendType</text:p>
            <draw:enhanced-geometry svg:viewBox="0 0 21600 21600" draw:type="rectangle" draw:enhanced-path="M 0 0 L 21600 0 21600 21600 0 21600 0 0 Z N"/>
          </draw:custom-shape>
          <draw:custom-shape draw:style-name="gr24" draw:text-style-name="P14" draw:layer="layout" svg:width="6.138cm" svg:height="1.058cm" svg:x="7.35cm" svg:y="25.553cm">
            <text:p text:style-name="P13">+ percentage : double</text:p>
            <text:p text:style-name="P13">+ type : DividendType</text:p>
            <draw:enhanced-geometry svg:viewBox="0 0 21600 21600" draw:type="rectangle" draw:enhanced-path="M 0 0 L 21600 0 21600 21600 0 21600 0 0 Z N"/>
          </draw:custom-shape>
        </draw:g>
        <draw:custom-shape draw:style-name="gr25" draw:text-style-name="P20" draw:layer="layout" svg:width="0.847cm" svg:height="0.847cm" svg:x="1.211cm" svg:y="5.656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233cm" svg:height="0.847cm" svg:x="2.27cm" svg:y="5.656cm">
          <draw:text-box>
            <text:p text:style-name="P3"><text:span text:style-name="T2">Record</text:span></text:p>
          </draw:text-box>
        </draw:frame>
        <draw:g xml:id="id8" draw:id="id8">
          <draw:custom-shape draw:style-name="gr26" draw:text-style-name="P21" draw:layer="layout" svg:width="5.292cm" svg:height="0.846cm" svg:x="14.97cm" svg:y="9.89cm">
            <text:p text:style-name="P15"><text:span text:style-name="T3">AssetPriceIndex</text:span></text:p>
            <draw:enhanced-geometry svg:viewBox="0 0 21600 21600" draw:type="rectangle" draw:enhanced-path="M 0 0 L 21600 0 21600 21600 0 21600 0 0 Z N"/>
          </draw:custom-shape>
          <draw:custom-shape draw:style-name="gr27" draw:text-style-name="P14" draw:layer="layout" svg:width="5.291cm" svg:height="0.424cm" svg:x="14.971cm" svg:y="10.736cm">
            <text:p text:style-name="P13"/>
            <draw:enhanced-geometry svg:viewBox="0 0 21600 21600" draw:type="rectangle" draw:enhanced-path="M 0 0 L 21600 0 21600 21600 0 21600 0 0 Z N"/>
          </draw:custom-shape>
          <draw:custom-shape draw:style-name="gr28" draw:text-style-name="P14" draw:layer="layout" svg:width="5.291cm" svg:height="1.058cm" svg:x="14.971cm" svg:y="11.16cm">
            <text:p text:style-name="P13">+ getClosingDate : LocalDate</text:p>
            <text:p text:style-name="P13">+ getInvestmentValue : double</text:p>
            <draw:enhanced-geometry svg:viewBox="0 0 21600 21600" draw:type="rectangle" draw:enhanced-path="M 0 0 L 21600 0 21600 21600 0 21600 0 0 Z N"/>
          </draw:custom-shape>
        </draw:g>
        <draw:g xml:id="id7" draw:id="id7">
          <draw:custom-shape draw:style-name="gr29" draw:text-style-name="P12" draw:layer="layout" svg:width="5.291cm" svg:height="0.846cm" svg:x="14.97cm" svg:y="13.276cm">
            <text:p text:style-name="P11"><text:span text:style-name="T2">HashAssetPriceIndex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14" draw:layer="layout" svg:width="5.291cm" svg:height="0.636cm" svg:x="14.97cm" svg:y="14.122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14" draw:layer="layout" svg:width="5.291cm" svg:height="1.058cm" svg:x="14.97cm" svg:y="14.758cm">
            <text:p/>
            <draw:enhanced-geometry svg:viewBox="0 0 21600 21600" draw:type="rectangle" draw:enhanced-path="M 0 0 L 21600 0 21600 21600 0 21600 0 0 Z N"/>
          </draw:custom-shape>
        </draw:g>
        <draw:connector draw:style-name="gr17" draw:text-style-name="P17" draw:layer="layout" draw:type="line" svg:x1="17.615cm" svg:y1="13.276cm" svg:x2="17.616cm" svg:y2="12.218cm" draw:start-shape="id7" draw:start-glue-point="0" draw:end-shape="id8" draw:end-glue-point="2" svg:d="M17615 13276l1-1058" svg:viewBox="0 0 2 105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30" svg:d="M10 0l-10 30h20z"/>
    <draw:marker draw:name="Triangle_20_unfilled" draw:display-name="Triangle unfilled" svg:viewBox="0 0 3000 3000" svg:d="M1500 0l1500 3000h-3000zM1500 447l-1176 2353h235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end="Triangle_20_unfilled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2-02T12:48:22.608850055</meta:creation-date>
    <dc:date>2023-12-02T13:49:42.342645453</dc:date>
    <meta:editing-duration>PT8M37S</meta:editing-duration>
    <meta:editing-cycles>1</meta:editing-cycles>
    <meta:document-statistic meta:object-count="65"/>
    <meta:generator>LibreOffice/7.3.7.2$Linux_X86_64 LibreOffice_project/30$Build-2</meta:generator>
  </office:meta>
</office:document-meta>
</file>